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3.2744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402in"/>
    </style:style>
    <style:style style:name="co7" style:family="table-column">
      <style:table-column-properties fo:break-before="auto" style:column-width="9.7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NAVN</text:p>
          </table:table-cell>
          <table:table-cell table:style-name="ce2" office:value-type="string">
            <text:p>PIN I FFJ105-2</text:p>
          </table:table-cell>
          <table:table-cell table:style-name="ce2" office:value-type="string">
            <text:p>I/O set fra FFJ105-2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1" office:value-type="string">
            <text:p>TÆNDING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ænding #1</text:p>
          </table:table-cell>
          <table:table-cell office:value-type="string">
            <text:p>PIN 21</text:p>
          </table:table-cell>
          <table:table-cell office:value-type="string">
            <text:p>O</text:p>
          </table:table-cell>
          <table:table-cell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2</text:p>
          </table:table-cell>
          <table:table-cell office:value-type="string">
            <text:p>PIN 5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3</text:p>
          </table:table-cell>
          <table:table-cell office:value-type="string">
            <text:p>PIN 1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4</text:p>
          </table:table-cell>
          <table:table-cell office:value-type="string">
            <text:p>PIN 20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YS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Dyse #1</text:p>
          </table:table-cell>
          <table:table-cell office:value-type="string">
            <text:p>PIN 33</text:p>
          </table:table-cell>
          <table:table-cell office:value-type="string">
            <text:p>O</text:p>
          </table:table-cell>
          <table:table-cell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2</text:p>
          </table:table-cell>
          <table:table-cell office:value-type="string">
            <text:p>PIN 16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table:style-name="ce3" office:value-type="string">
            <text:p>Dyse #3</text:p>
          </table:table-cell>
          <table:table-cell office:value-type="string">
            <text:p>PIN 17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4</text:p>
          </table:table-cell>
          <table:table-cell office:value-type="string">
            <text:p>PIN 35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Relæ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zin Pumpe styring</text:p>
          </table:table-cell>
          <table:table-cell office:value-type="string">
            <text:p>PIN 3</text:p>
          </table:table-cell>
          <table:table-cell office:value-type="string">
            <text:p>O</text:p>
          </table:table-cell>
          <table:table-cell office:value-type="string">
            <text:p>Out til relæ, trækker relæ lavt når pumpe skal starte</text:p>
          </table:table-cell>
        </table:table-row>
        <table:table-row table:style-name="ro1">
          <table:table-cell/>
          <table:table-cell office:value-type="string">
            <text:p>Water fan</text:p>
          </table:table-cell>
          <table:table-cell office:value-type="string">
            <text:p>PIN 4</text:p>
          </table:table-cell>
          <table:table-cell office:value-type="string">
            <text:p>O</text:p>
          </table:table-cell>
          <table:table-cell office:value-type="string">
            <text:p>Out til relæ, trækker relæ lavt når blæser skal starte</text:p>
          </table:table-cell>
        </table:table-row>
        <table:table-row table:style-name="ro1">
          <table:table-cell/>
          <table:table-cell office:value-type="string">
            <text:p>Hoved relæ</text:p>
          </table:table-cell>
          <table:table-cell office:value-type="string">
            <text:p>PIN 36</text:p>
          </table:table-cell>
          <table:table-cell office:value-type="string">
            <text:p>O</text:p>
          </table:table-cell>
          <table:table-cell office:value-type="string">
            <text:p>Out til relæ, trækker relæ lavt når der skal være forsyning til dyser</text:p>
          </table:table-cell>
        </table:table-row>
        <table:table-row table:style-name="ro1">
          <table:table-cell table:style-name="ce2" office:value-type="string">
            <text:p>Forsyning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nstant 12 V (KL30)</text:p>
          </table:table-cell>
          <table:table-cell office:value-type="string">
            <text:p>PIN 18</text:p>
          </table:table-cell>
          <table:table-cell office:value-type="string">
            <text:p>I</text:p>
          </table:table-cell>
          <table:table-cell table:style-name="ce3" office:value-type="string">
            <text:p>Forsyning til ECU (&lt;150mA)</text:p>
          </table:table-cell>
        </table:table-row>
        <table:table-row table:style-name="ro1">
          <table:table-cell/>
          <table:table-cell office:value-type="string">
            <text:p>Dyse spænding (KL87)</text:p>
          </table:table-cell>
          <table:table-cell office:value-type="string">
            <text:p>PIN 37</text:p>
          </table:table-cell>
          <table:table-cell office:value-type="string">
            <text:p>I</text:p>
          </table:table-cell>
          <table:table-cell office:value-type="string">
            <text:p>Forsyning til ECU. Skal have samme forsyning som dyser, 12 V gennem relæ</text:p>
          </table:table-cell>
        </table:table-row>
        <table:table-row table:style-name="ro1">
          <table:table-cell table:style-name="ce2" office:value-type="string">
            <text:p>GND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ND Karosseri (Ignition)</text:p>
          </table:table-cell>
          <table:table-cell office:value-type="string">
            <text:p>PIN 2</text:p>
          </table:table-cell>
          <table:table-cell office:value-type="string">
            <text:p><text:s/>-</text:p>
          </table:table-cell>
          <table:table-cell office:value-type="string">
            <text:p>GND Ignition, stor strøm</text:p>
          </table:table-cell>
        </table:table-row>
        <table:table-row table:style-name="ro1">
          <table:table-cell/>
          <table:table-cell office:value-type="string">
            <text:p>GND Karosseri (Injection)</text:p>
          </table:table-cell>
          <table:table-cell office:value-type="string">
            <text:p>PIN 14</text:p>
          </table:table-cell>
          <table:table-cell office:value-type="string">
            <text:p><text:s/>-</text:p>
          </table:table-cell>
          <table:table-cell office:value-type="string">
            <text:p>GND Injection, stor strøm</text:p>
          </table:table-cell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office:value-type="string">
            <text:p><text:s/>-</text:p>
          </table:table-cell>
          <table:table-cell office:value-type="string">
            <text:p>GND Knock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31</text:p>
          </table:table-cell>
          <table:table-cell office:value-type="string">
            <text:p><text:s/>-</text:p>
          </table:table-cell>
          <table:table-cell office:value-type="string">
            <text:p>GND Cam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48</text:p>
          </table:table-cell>
          <table:table-cell office:value-type="string">
            <text:p><text:s/>-</text:p>
          </table:table-cell>
          <table:table-cell office:value-type="string">
            <text:p>GND Crank sensor (farstrup forslår GND til crank, G4 er det GND til POT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Signaler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ænding 12 V (KL15)</text:p>
          </table:table-cell>
          <table:table-cell office:value-type="string">
            <text:p>PIN 27</text:p>
          </table:table-cell>
          <table:table-cell office:value-type="string">
            <text:p>I</text:p>
          </table:table-cell>
          <table:table-cell office:value-type="string">
            <text:p>Tændingssignal til ECU. Hvis høj vil dyser / tændspoler være aktive. Kan bruges til at “slukke” bilen gennem ECU'en, soft nødstop kan derfor afbryde her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Kommunik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S232 TXD</text:p>
          </table:table-cell>
          <table:table-cell office:value-type="string">
            <text:p>PIN 55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RS232 RXD</text:p>
          </table:table-cell>
          <table:table-cell office:value-type="string">
            <text:p>PIN 13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style-name="ce2" office:value-type="string">
            <text:p>Sensore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MAP (Manifold Absolute Pressure) / Luft tem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+5V forsyning til MAP</text:p>
          </table:table-cell>
          <table:table-cell table:style-name="ce3" office:value-type="string">
            <text:p>PIN 12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table:style-name="ce3" office:value-type="string">
            <text:p>MAP eller højdesensor</text:p>
          </table:table-cell>
          <table:table-cell office:value-type="string">
            <text:p>PIN 46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Luft Temperatur</text:p>
          </table:table-cell>
          <table:table-cell office:value-type="string">
            <text:p>PIN 44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Pot (pot ved luftspjæld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+5V forsyning til POT</text:p>
          </table:table-cell>
          <table:table-cell office:value-type="string">
            <text:p>PIN 54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POTmeter indgang</text:p>
          </table:table-cell>
          <table:table-cell office:value-type="string">
            <text:p>PIN 52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3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Vand temperat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nd temperatur</text:p>
          </table:table-cell>
          <table:table-cell office:value-type="string">
            <text:p>PIN 45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GND Karosseri</text:p>
          </table:table-cell>
          <table:table-cell office:value-type="string">
            <text:p>PIN 1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>
            <text:p>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mbda+</text:p>
          </table:table-cell>
          <table:table-cell office:value-type="string">
            <text:p>PIN 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mbda-</text:p>
          </table:table-cell>
          <table:table-cell office:value-type="string">
            <text:p>PIN 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mbda varme</text:p>
          </table:table-cell>
          <table:table-cell office:value-type="string">
            <text:p>PIN 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nzinforbrug</text:p>
          </table:table-cell>
          <table:table-cell office:value-type="string">
            <text:p>PIN 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+12V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18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ss </meta:initial-creator>
    <meta:creation-date>2011-09-20T19:11:56</meta:creation-date>
    <dc:date>2011-10-04T18:39:22</dc:date>
    <dc:creator>css </dc:creator>
    <meta:editing-duration>PT06H47M27S</meta:editing-duration>
    <meta:editing-cycles>26</meta:editing-cycles>
    <meta:generator>OpenOffice.org/3.2$Linux OpenOffice.org_project/320m12$Build-9483</meta:generator>
    <meta:document-statistic meta:table-count="3" meta:cell-count="131" meta:object-count="0"/>
  </office:meta>
</office:document-meta>
</file>